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List_20_Paragraph" style:list-style-name="WWNum6"/>
    <style:style style:name="P2" style:family="paragraph" style:parent-style-name="List_20_Paragraph" style:list-style-name="WWNum2">
      <style:paragraph-properties fo:line-height="150%"/>
    </style:style>
    <style:style style:name="P3" style:family="paragraph" style:parent-style-name="List_20_Paragraph" style:list-style-name="WWNum10">
      <style:paragraph-properties fo:line-height="150%"/>
    </style:style>
    <style:style style:name="P4" style:family="paragraph" style:parent-style-name="List_20_Paragraph" style:list-style-name="WWNum11"/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officeooo:paragraph-rsid="000d8840"/>
    </style:style>
    <style:style style:name="P7" style:family="paragraph" style:parent-style-name="Standard">
      <style:paragraph-properties fo:margin-top="0cm" fo:margin-bottom="0cm" style:contextual-spacing="false" fo:line-height="115%" fo:text-align="justify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0" style:family="paragraph" style:parent-style-name="Standard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P1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line-height="150%"/>
    </style:style>
    <style:style style:name="P13" style:family="paragraph" style:parent-style-name="Standard">
      <style:paragraph-properties fo:line-height="150%"/>
    </style:style>
    <style:style style:name="P14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/>
      <style:text-properties officeooo:rsid="000d8840" officeooo:paragraph-rsid="000d8840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0d8840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1155cc" loext:opacity="100%" style:text-underline-style="solid" style:text-underline-width="auto" style:text-underline-color="font-color"/>
    </style:style>
    <style:style style:name="T5" style:family="text">
      <style:text-properties fo:color="#1155cc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en" fo:country="US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1" style:family="text">
      <style:text-properties fo:font-variant="normal" fo:text-transform="none" fo:color="#000000" loext:opacity="100%" style:font-name="Arial" fo:font-size="11pt" fo:language="pt" fo:country="BR" fo:font-style="normal" fo:font-weight="bold" style:font-name-asian="Arial1" style:font-size-asian="11pt" style:font-style-asian="normal" style:font-weight-asian="bold" style:font-name-complex="Arial1" style:font-size-complex="11pt" style:font-style-complex="normal" style:font-weight-complex="bold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2" style:family="text">
      <style:text-properties fo:font-variant="normal" fo:text-transform="none" fo:color="#000000" loext:opacity="100%" style:font-name="Arial" fo:font-size="8pt" fo:language="pt" fo:country="BR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3" style:family="text">
      <style:text-properties fo:font-variant="normal" fo:text-transform="none" fo:color="#000000" loext:opacity="100%" style:font-name="Arial" fo:font-size="10pt" fo:language="pt" fo:country="BR" fo:font-style="normal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>
        <loext:char-complex-color loext:theme-type="dark1" loext:color-type="theme">
          <loext:transformation loext:type="tint" loext:value="0"/>
          <loext:transformation loext:type="shade" loext:value="0"/>
        </loext:char-complex-color>
      </style:text-properties>
    </style:style>
    <style:style style:name="T14" style:family="text">
      <style:text-properties fo:font-variant="normal" fo:text-transform="none" style:text-line-through-style="none" style:text-line-through-type="none" style:font-name="Arial" fo:font-size="11pt" fo:language="pt" fo:country="BR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style:font-name="Arial" fo:font-size="11pt" fo:language="pt" fo:country="BR" style:font-name-asian="Arial1" style:font-size-asian="11pt" style:font-name-complex="Arial1" style:font-size-complex="11pt"/>
    </style:style>
    <style:style style:name="T16" style:family="text">
      <style:text-properties fo:color="#38761d" loext:opacity="100%" fo:font-size="12pt" fo:language="en" fo:country="US" fo:font-weight="bold" style:font-size-asian="12pt" style:font-weight-asian="bold" style:font-size-complex="12pt" style:font-weight-complex="bold"/>
    </style:style>
    <style:style style:name="T17" style:family="text">
      <style:text-properties fo:color="#38761d" loext:opacity="100%" fo:font-size="12pt" fo:font-weight="bold" style:font-size-asian="12pt" style:font-weight-asian="bold" style:font-size-complex="12pt" style:font-weight-complex="bold"/>
    </style:style>
    <style:style style:name="T18" style:family="text">
      <style:text-properties fo:language="pt" fo:country="BR"/>
    </style:style>
    <style:style style:name="T19" style:family="text">
      <style:text-properties fo:language="pt" fo:country="BR" fo:font-weight="bold" style:font-weight-asian="bold" style:font-weight-complex="bold"/>
    </style:style>
    <style:style style:name="T20" style:family="text">
      <style:text-properties fo:language="pt" fo:country="BR" fo:font-weight="normal" style:font-weight-asian="normal" style:font-weight-complex="normal"/>
    </style:style>
    <style:style style:name="T21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2">Júlia Gabrielly Batista Szymoszche </text:span><text:span text:style-name="T2"/></text:p>
      <text:p text:style-name="P15" loext:marker-style-name="T3"><text:span text:style-name="T5">julia.szymoszche@escola.pr.gov.br</text:span></text:p>
      <text:p text:style-name="P5" loext:marker-style-name="T6"><text:span text:style-name="T6"/></text:p>
      <text:p text:style-name="Standard" loext:marker-style-name="T7"><text:span text:style-name="T8">OBJETIVO</text:span><text:span text:style-name="T8"/></text:p>
      <text:p text:style-name="P8" loext:marker-style-name="T15"><text:span text:style-name="T10">Sou apaixonado por lógica e programação e tenho desejo de iniciar minha carreira profissional na área de desenvolvimento de software. Iniciei meus estudos desde muito jovem e já criei diversos projetos pessoais com HTML, CSS e JavaScript. Estou aprendendo sempre e me aprofundando em tecnologias para a área de front-end, como React e experiência do usuário.</text:span><text:span text:style-name="T10"/></text:p>
      <text:p text:style-name="P8"/>
      <text:p text:style-name="P7" loext:marker-style-name="T16"><text:span text:style-name="T8">PROJETOS </text:span><text:span text:style-name="T16"/></text:p>
      <text:p text:style-name="P8" loext:marker-style-name="T10"><text:span text:style-name="T10">AluraFlix </text:span><text:span text:style-name="T10"/></text:p>
      <text:p text:style-name="P8" loext:marker-style-name="T10"><text:span text:style-name="T10">Descrição: projeto inspirado em plataformas de streamings, desenvolvido com as linguagens de HTML e CSS, utilizando conceitos de responsividade e incorporando vídeos do YouTube. <text:s text:c="2"/></text:span><text:span text:style-name="T10"/></text:p>
      <text:p text:style-name="P8" loext:marker-style-name="T10"><text:span text:style-name="T10">Link do repositório: </text:span><text:a xlink:type="simple" xlink:href="https://github.com/alura-cursos/aluraflix/tree/aula8" text:style-name="Internet_20_link" text:visited-style-name="Visited_20_Internet_20_Link"><text:span text:style-name="Internet_20_Link"><text:span text:style-name="T14">GitHub - alura-cursos/aluraflix at aula8</text:span></text:span></text:a><text:span text:style-name="T10"> </text:span></text:p>
      <text:p text:style-name="P9" loext:marker-style-name="T12"/>
      <text:p text:style-name="P8" loext:marker-style-name="T10"><text:span text:style-name="T10">Escape Room </text:span><text:span text:style-name="T10"/></text:p>
      <text:p text:style-name="P8" loext:marker-style-name="T10"><text:span text:style-name="T10">Descrição: projeto inspirado em jogos que possuem diferentes finais, desenvolvido com HTML, CSS e JavaScript. Para além dos conhecimentos em lógica, esse projeto apresenta conhecimentos mais sólidos sobre a linguagem JavaScript. O maior desafio foi organizar a estrutura do código e refatorar para deixar o código limpo. <text:s/></text:span><text:span text:style-name="T10"/></text:p>
      <text:p text:style-name="P8" loext:marker-style-name="T10"><text:span text:style-name="T10">Link do repositório: </text:span><text:a xlink:type="simple" xlink:href="https://github.com/marcelo-paludetto/criando-sua-aventura" text:style-name="Internet_20_link" text:visited-style-name="Visited_20_Internet_20_Link"><text:span text:style-name="Internet_20_Link"><text:span text:style-name="T14">https://github.com/marcelo-paludetto/criando-sua-aventura</text:span></text:span></text:a><text:span text:style-name="T10"> </text:span></text:p>
      <text:p text:style-name="Standard"/>
      <text:p text:style-name="Standard" loext:marker-style-name="T17"><text:span text:style-name="T8">TECNOLOGIAS </text:span><text:span text:style-name="T17"/></text:p>
      <text:list text:style-name="WWNum6">
        <text:list-item>
          <text:p text:style-name="P1" loext:marker-style-name="T10"><text:span text:style-name="T10">HTML </text:span><text:span text:style-name="T10"/></text:p>
        </text:list-item>
        <text:list-item>
          <text:p text:style-name="P1" loext:marker-style-name="T10"><text:span text:style-name="T10">CSS </text:span><text:span text:style-name="T10"/></text:p>
        </text:list-item>
        <text:list-item>
          <text:p text:style-name="P1" loext:marker-style-name="T10"><text:span text:style-name="T10">JavaScript </text:span><text:span text:style-name="T10"/></text:p>
        </text:list-item>
        <text:list-item>
          <text:p text:style-name="P1" loext:marker-style-name="T10"><text:span text:style-name="T10">Planilhas (Excel) </text:span><text:span text:style-name="T10"/></text:p>
        </text:list-item>
        <text:list-item>
          <text:p text:style-name="P1" loext:marker-style-name="T10"><text:span text:style-name="T10">GitHub </text:span><text:span text:style-name="T10"/></text:p>
        </text:list-item>
        <text:list-item>
          <text:p text:style-name="P1" loext:marker-style-name="T10"><text:span text:style-name="T10">Inteligência Artificial <text:s/></text:span><text:span text:style-name="T10"/></text:p>
        </text:list-item>
        <text:list-item>
          <text:p text:style-name="P1" loext:marker-style-name="T10"><text:span text:style-name="T10">Lógica de programação</text:span><text:span text:style-name="T10"/></text:p>
        </text:list-item>
      </text:list>
      <text:p text:style-name="P11" loext:marker-style-name="T8"/>
      <text:p text:style-name="P11" loext:marker-style-name="T8"/>
      <text:p text:style-name="P11" loext:marker-style-name="T8"/>
      <text:p text:style-name="P11" loext:marker-style-name="T8"/>
      <text:p text:style-name="P11" loext:marker-style-name="T8"/>
      <text:p text:style-name="P11" loext:marker-style-name="T8"/>
      <text:p text:style-name="P11" loext:marker-style-name="T8"/>
      <text:p text:style-name="P11" loext:marker-style-name="T8"/>
      <text:p text:style-name="P11" loext:marker-style-name="T8"/>
      <text:p text:style-name="P11" loext:marker-style-name="T8"/>
      <text:p text:style-name="P11" loext:marker-style-name="T8"/>
      <text:p text:style-name="P11" loext:marker-style-name="T8"/>
      <text:p text:style-name="P11" loext:marker-style-name="T8"><text:soft-page-break/></text:p>
      <text:p text:style-name="Standard" loext:marker-style-name="T8"><text:span text:style-name="T8">EXPERIÊNCIA PROFISSIONAL</text:span><text:span text:style-name="T8"/></text:p>
      <text:p text:style-name="No_20_Spacing" loext:marker-style-name="T11"><text:span text:style-name="T19">Equipe de Robótica – ROBOT! (2023-2025) </text:span><text:span text:style-name="T11"/></text:p>
      <text:p text:style-name="No_20_Spacing" loext:marker-style-name="T10"><text:span text:style-name="T19">Cargo:</text:span><text:span text:style-name="T18"> programador </text:span></text:p>
      <text:p text:style-name="P12" loext:marker-style-name="T10"><text:span text:style-name="T11">Atividades: </text:span><text:span text:style-name="T10"/></text:p>
      <text:list text:style-name="WWNum2">
        <text:list-item>
          <text:p text:style-name="P2" loext:marker-style-name="T13"><text:span text:style-name="T13">Trabalho em equipe: a partir das regras da competição, nosso desafio foi integrar a equipe responsável pela parte eletrônica junto com a equipe de programação para encontrar maneiras de resolver o problema. </text:span><text:span text:style-name="T13"/></text:p>
        </text:list-item>
        <text:list-item>
          <text:p text:style-name="P2" loext:marker-style-name="T13"><text:span text:style-name="T13">Programação em C: com a definição dos requisitos do projeto, construímos um código na linguagem C para que o robô seja capaz de cumprir as tarefas propostas evitando ao máximo erros de percurso. </text:span><text:span text:style-name="T13"/></text:p>
        </text:list-item>
      </text:list>
      <text:p text:style-name="No_20_Spacing" loext:marker-style-name="T11"><text:span text:style-name="T19">Educação Comunitária – Projeto Universaliza Educação (2023-2025) </text:span><text:span text:style-name="T11"/></text:p>
      <text:p text:style-name="No_20_Spacing" loext:marker-style-name="T10"><text:span text:style-name="T19">Cargo: </text:span><text:span text:style-name="T20">p</text:span><text:span text:style-name="T18">rofessor de Matemática </text:span></text:p>
      <text:p text:style-name="P13" loext:marker-style-name="T10"><text:span text:style-name="T11">Atividades: </text:span><text:span text:style-name="T10"/></text:p>
      <text:list text:style-name="WWNum10">
        <text:list-item>
          <text:p text:style-name="P3" loext:marker-style-name="T13"><text:span text:style-name="T13">Aulas comunitárias: lecionei aulas para 40 estudantes que estavam se preparando para o Enem. Identifiquei e abordei dificuldades em diversos conteúdos, estruturando aulas personalizadas para recompor as aprendizagens. </text:span><text:span text:style-name="T13"/></text:p>
        </text:list-item>
        <text:list-item>
          <text:p text:style-name="P3" loext:marker-style-name="T13"><text:span text:style-name="T13">Comunicação e resultados: durante as aulas, notei que os rendimentos dos estudantes começaram a melhorar e seus resultados em simulados melhoraram.</text:span><text:span text:style-name="T13"/></text:p>
        </text:list-item>
      </text:list>
      <text:p text:style-name="P14" loext:marker-style-name="T21"/>
      <text:p text:style-name="Standard" loext:marker-style-name="T8"><text:span text:style-name="T8">FORMAÇÃO ACADÊMICA</text:span><text:span text:style-name="T8"/></text:p>
      <text:p text:style-name="Standard" loext:marker-style-name="T13"><text:span text:style-name="T13">Colégio Start – 2ª série do ensino médio (previsão de conclusão em 2026) </text:span><text:span text:style-name="T13"/></text:p>
      <text:list text:style-name="WWNum11">
        <text:list-item>
          <text:p text:style-name="P4" loext:marker-style-name="T13"><text:span text:style-name="T13">Estudante do itinerário formativo na área de Matemática e suas Tecnologias. </text:span><text:span text:style-name="T13"/></text:p>
        </text:list-item>
        <text:list-item>
          <text:p text:style-name="P4" loext:marker-style-name="T13"><text:span text:style-name="T13">Medalhista de prata no concurso de programação da Start – categoria JavaScript edição 2024. </text:span><text:span text:style-name="T13"/></text:p>
        </text:list-item>
        <text:list-item>
          <text:p text:style-name="P4" loext:marker-style-name="T13"><text:span text:style-name="T13">Representante do time de Futsal – sub 17. </text:span><text:span text:style-name="T13"/></text:p>
        </text:list-item>
      </text:list>
      <text:p text:style-name="Standard"/>
      <text:p text:style-name="Standard" loext:marker-style-name="T9"><text:span text:style-name="T8">CURSOS | CERTIFICAÇÕES</text:span><text:span text:style-name="T9"/></text:p>
      <text:p text:style-name="Standard" loext:marker-style-name="T10"><text:a xlink:type="simple" xlink:href="https://cursos.alura.com.br/certificate/9f099685-7545-4661-82aa-02d6c198dd94" text:style-name="Internet_20_link" text:visited-style-name="Visited_20_Internet_20_Link"><text:span text:style-name="Internet_20_Link"><text:span text:style-name="T14">Curso Data Science: analise e visualização de dados - Alura</text:span></text:span></text:a><text:span text:style-name="T10"> (2025)</text:span></text:p>
      <text:p text:style-name="Standard" loext:marker-style-name="T10"><text:a xlink:type="simple" xlink:href="https://cursos.alura.com.br/user/marcelo-paludetto/course/logica-de-programacao-jogos-artes-criatividade/certificate" text:style-name="Internet_20_link" text:visited-style-name="Visited_20_Internet_20_Link"><text:span text:style-name="Internet_20_Link"><text:span text:style-name="T14">Curso Lógica de Programação: jogos, arte e criatividade - Alura</text:span></text:span></text:a><text:span text:style-name="T10"> (2025)</text:span></text:p>
      <text:p text:style-name="P10" loext:marker-style-name="T10"/>
      <text:p text:style-name="Standard" loext:marker-style-name="T8"><text:span text:style-name="T8">IDIOMAS</text:span><text:span text:style-name="T8"/></text:p>
      <text:p text:style-name="Standard" loext:marker-style-name="T10"><text:span text:style-name="T10">Inglês: independente (B1)</text:span><text:span text:style-name="T10"/></text:p>
      <text:p text:style-name="Standard" loext:marker-style-name="T10"><text:span text:style-name="T10">Português: nativo</text:span><text:span text:style-name="T1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ja" style:country-asian="JP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fo:language="pt" fo:country="BR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 style:font-style-complex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variant="normal" fo:text-transform="none" style:text-line-through-style="none" style:text-line-through-type="none" style:font-name="Arial" fo:font-family="Arial" style:font-family-generic="roman" style:font-pitch="variable" fo:font-size="11pt" fo:language="pt" fo:country="BR" fo:font-style="normal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 style:font-style-complex="norma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8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9</meta:editing-cycles>
    <meta:creation-date>2025-02-19T12:39:00</meta:creation-date>
    <dc:date>2025-09-09T21:27:52.953000000</dc:date>
    <meta:generator>LibreOffice/24.2.5.2$Windows_X86_64 LibreOffice_project/bffef4ea93e59bebbeaf7f431bb02b1a39ee8a59</meta:generator>
    <meta:editing-duration>PT1M36S</meta:editing-duration>
    <meta:document-statistic meta:table-count="0" meta:image-count="0" meta:object-count="0" meta:page-count="2" meta:paragraph-count="41" meta:word-count="386" meta:character-count="2703" meta:non-whitespace-character-count="2335"/>
    <meta:user-defined meta:name="AppVersion">16.0000</meta:user-defined>
    <meta:user-defined meta:name="ContentTypeId">0x010100F7A7AE0180871B44A8C4B65C1A76DB7D</meta:user-defined>
    <meta:user-defined meta:name="MediaServiceImageTags"/>
    <meta:template xlink:type="simple" xlink:actuate="onRequest" xlink:title="Normal.dotm" xlink:href=""/>
  </office:meta>
</office:document-meta>
</file>